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>
      <style:paragraph-properties fo:text-align="center" style:justify-single-word="false"/>
      <style:text-properties style:text-position="0% 100%" fo:font-size="13pt" fo:font-weight="bold" style:font-size-asian="13pt" style:font-weight-asian="bold" style:font-size-complex="13pt" style:font-weight-complex="bold"/>
    </style:style>
    <style:style style:name="T1" style:family="text">
      <style:text-properties officeooo:rsid="0019c32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eneral structure <text:span text:style-name="T1">of thesis:</text:span></text:p>
      <text:list xml:id="list984261465" text:style-name="L1">
        <text:list-item>
          <text:p text:style-name="P1"><text:span text:style-name="Strong_20_Emphasis">Introduction:</text:span></text:p>
          <text:list>
            <text:list-item>
              <text:p text:style-name="P2">Briefly introduce the field of neuroimaging and its role in understanding human perception. </text:p>
            </text:list-item>
            <text:list-item>
              <text:p text:style-name="P2">Highlight the challenges of existing methods for visual stimulus reconstruction. </text:p>
            </text:list-item>
            <text:list-item>
              <text:p text:style-name="P2">Introduce MinD-Vis and its reported advantages (referencing Chen et al., 2022). </text:p>
            </text:list-item>
            <text:list-item>
              <text:p text:style-name="P2">Clearly state the research goals: reproducing MinD-Vis findings and integrating fNIRS with transfer learning. </text:p>
            </text:list-item>
            <text:list-item>
              <text:p text:style-name="P2">Briefly mention the potential impact of successful integration. </text:p>
            </text:list-item>
          </text:list>
        </text:list-item>
        <text:list-item>
          <text:p text:style-name="P1"><text:span text:style-name="Strong_20_Emphasis">Literature Review:</text:span></text:p>
          <text:list>
            <text:list-item>
              <text:p text:style-name="P2">Discuss existing methods for visual stimulus reconstruction from brain recordings. </text:p>
            </text:list-item>
            <text:list-item>
              <text:p text:style-name="P2">Focus on the limitations of these methods, especially regarding data limitations. </text:p>
            </text:list-item>
            <text:list-item>
              <text:p text:style-name="P2">Introduce the concept of diffusion models and their potential benefits for reconstruction. </text:p>
            </text:list-item>
            <text:list-item>
              <text:p text:style-name="P2">Review relevant literature on fNIRS technology, its applications, and its advantages (portability, affordability). </text:p>
            </text:list-item>
            <text:list-item>
              <text:p text:style-name="P2">Briefly discuss transfer learning and its role in adapting models to different data types. </text:p>
            </text:list-item>
          </text:list>
        </text:list-item>
        <text:list-item>
          <text:p text:style-name="P1"><text:span text:style-name="Strong_20_Emphasis">Methodology:</text:span></text:p>
          <text:list>
            <text:list-item>
              <text:p text:style-name="P2">Describe the experimental design for collecting fNIRS data. </text:p>
            </text:list-item>
            <text:list-item>
              <text:p text:style-name="P2">Explain the participant selection process (e.g., number, inclusion/exclusion criteria). </text:p>
            </text:list-item>
            <text:list-item>
              <text:p text:style-name="P2">Detail the visual stimuli used (categories, number of images per category, presentation duration). </text:p>
            </text:list-item>
            <text:list-item>
              <text:p text:style-name="P2">Explain the fNIRS data acquisition setup, including optode placement and sampling rate. </text:p>
            </text:list-item>
            <text:list-item>
              <text:p text:style-name="P2">Describe the process of adapting the MinD-Vis architecture to fNIRS data using transfer learning. </text:p>
            </text:list-item>
            <text:list-item>
              <text:p text:style-name="P2">Explain how the performance of the adapted model will be evaluated (metrics used). </text:p>
            </text:list-item>
          </text:list>
        </text:list-item>
        <text:list-item>
          <text:p text:style-name="P1"><text:span text:style-name="Strong_20_Emphasis">Results:</text:span></text:p>
          <text:list>
            <text:list-item>
              <text:p text:style-name="P2">Present the findings from the fNIRS data collection experiment. </text:p>
            </text:list-item>
            <text:list-item>
              <text:p text:style-name="P2">Include relevant data visualizations (e.g., brain activation maps). </text:p>
            </text:list-item>
            <text:list-item>
              <text:p text:style-name="P2">Describe the performance of the adapted MinD-Vis model on the fNIRS data. </text:p>
            </text:list-item>
            <text:list-item>
              <text:p text:style-name="P2">Compare the results with reported findings for the original MinD-Vis with fMRI data (referencing Chen et al., 2022). </text:p>
            </text:list-item>
            <text:list-item>
              <text:p text:style-name="P2">Discuss any unexpected results or limitations encountered. </text:p>
            </text:list-item>
          </text:list>
        </text:list-item>
        <text:list-item>
          <text:p text:style-name="P1"><text:span text:style-name="Strong_20_Emphasis">Discussion:</text:span></text:p>
          <text:list>
            <text:list-item>
              <text:p text:style-name="P2">Interpret the results in the context of existing literature on visual stimulus reconstruction and fNIRS. </text:p>
            </text:list-item>
            <text:list-item>
              <text:p text:style-name="P2">Discuss the significance of the findings, highlighting the potential of integrating fNIRS with MinD-Vis. </text:p>
            </text:list-item>
            <text:list-item>
              <text:p text:style-name="P2">Address the limitations of the study and suggest areas for future research. </text:p>
            </text:list-item>
            <text:list-item>
              <text:p text:style-name="P2">Briefly discuss the broader implications of successful fNIRS integration for cognitive neuroscience research. </text:p>
            </text:list-item>
          </text:list>
        </text:list-item>
        <text:list-item>
          <text:p text:style-name="P1"><text:soft-page-break/><text:span text:style-name="Strong_20_Emphasis">Conclusion:</text:span></text:p>
          <text:list>
            <text:list-item>
              <text:p text:style-name="P2">Summarize the key findings of the thesis, reiterating the successful reproduction of MinD-Vis and fNIRS integration. </text:p>
            </text:list-item>
            <text:list-item>
              <text:p text:style-name="P2">Emphasize the potential of this approach for future research and development in neuroimaging. </text:p>
            </text:list-item>
            <text:list-item>
              <text:p text:style-name="P2">Conclude by restating the significance of the research for understanding human perception. </text:p>
            </text:list-item>
          </text:list>
        </text:list-item>
        <text:list-item>
          <text:p text:style-name="P1"><text:span text:style-name="Strong_20_Emphasis">References:</text:span></text:p>
          <text:list>
            <text:list-item>
              <text:p text:style-name="P1">Include a complete list of all references cited in the thesis, following a specific style guide (e.g., APA)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1:08:59.728503817</meta:creation-date>
    <dc:date>2024-05-16T11:10:06.084252869</dc:date>
    <meta:editing-duration>PT1M9S</meta:editing-duration>
    <meta:editing-cycles>1</meta:editing-cycles>
    <meta:document-statistic meta:table-count="0" meta:image-count="0" meta:object-count="0" meta:page-count="2" meta:paragraph-count="37" meta:word-count="400" meta:character-count="2748" meta:non-whitespace-character-count="2393"/>
    <meta:generator>LibreOffice/7.3.7.2$Linux_X86_64 LibreOffice_project/30$Build-2</meta:generator>
  </office:meta>
</office:document-meta>
</file>